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335.2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6">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3">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9">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13">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number-columns-repeated="3" table:style-name="ce23"/>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number-columns-repeated="3" table:style-name="ce23"/>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number-columns-repeated="3" table:style-name="ce23"/>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5">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number-columns-repeated="4" table:style-name="ce23"/>
          <table:table-cell table:style-name="ce23" office:value-type="string">
            <text:p>Sync mémoire</text:p>
          </table:table-cell>
          <table:table-cell table:number-columns-repeated="4"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number-columns-repeated="4" table:style-name="ce23"/>
          <table:table-cell table:style-name="ce23" office:value-type="string">
            <text:p>Activer Sync-mémoire</text:p>
          </table:table-cell>
          <table:table-cell table:number-columns-repeated="4"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number-columns-repeated="4" table:style-name="ce23"/>
          <table:table-cell table:style-name="ce23" office:value-type="string">
            <text:p>Afficher Info-mémoire</text:p>
          </table:table-cell>
          <table:table-cell table:number-columns-repeated="4"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number-columns-repeated="4" table:style-name="ce23"/>
          <table:table-cell table:style-name="ce23" office:value-type="string">
            <text:p>Activer Info-mémoire</text:p>
          </table:table-cell>
          <table:table-cell table:number-columns-repeated="4"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number-columns-repeated="4" table:style-name="ce23"/>
          <table:table-cell table:style-name="ce23" office:value-type="string">
            <text:p>Fonction désactivée.\nActiver dans les options</text:p>
          </table:table-cell>
          <table:table-cell table:number-columns-repeated="4" table:style-name="ce23"/>
          <table:table-cell table:style-name="ce23" office:value-type="string">
            <text:p>Functie uitgeschakele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4" table:style-name="ce23"/>
          <table:table-cell table:style-name="ce23" office:value-type="string">
            <text:p>Voir le nouveau livre memdump.txt\npour les info-mem</text:p>
          </table:table-cell>
          <table:table-cell table:number-columns-repeated="4"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4" table:style-name="ce23"/>
          <table:table-cell table:style-name="ce23" office:value-type="string">
            <text:p>Voir le nouveau livre memdump_update.txt\npour les info-mem actualisées</text:p>
          </table:table-cell>
          <table:table-cell table:number-columns-repeated="4" table:style-name="ce23"/>
          <table:table-cell table:style-name="ce23" office:value-type="string">
            <text:p>Zie het nieuwe boek memdump_update.tk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number-columns-repeated="9"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OPT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OPT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number-columns-repeated="4" table:style-name="ce23"/>
          <table:table-cell table:style-name="ce23" office:value-type="string">
            <text:p>Pas encore implémenté</text:p>
          </table:table-cell>
          <table:table-cell table:number-columns-repeated="4"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6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